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1" style:family="text">
      <style:text-properties officeooo:rsid="000be7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Standard">Application for Investigational Testing Authorization – <text:span text:style-name="T1">Pulse oximeter</text:span></text:p>
      <text:p text:style-name="Standard"/>
      <text:p text:style-name="Standard">Background Information</text:p>
      <text:p text:style-name="Standard"/>
      <text:p text:style-name="Standard">Risk Assessment</text:p>
      <text:p text:style-name="Standard"/>
      <text:p text:style-name="Standard">Ethics Committee or IRB Approval(s)</text:p>
      <text:p text:style-name="Standard"/>
      <text:p text:style-name="Standard">Protocol</text:p>
      <text:p text:style-name="Standard"/>
      <text:p text:style-name="Standard">Device Label</text:p>
      <text:p text:style-name="Standard"/>
      <text:p text:style-name="Standard">Investigator Agreemen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ek Loubani</meta:initial-creator>
    <meta:creation-date>2018-04-19T11:06:23.728906088</meta:creation-date>
    <dc:date>2018-04-19T11:07:46.403594267</dc:date>
    <dc:creator>Tarek Loubani</dc:creator>
    <meta:editing-duration>PT1M24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7" meta:word-count="21" meta:character-count="185" meta:non-whitespace-character-count="170"/>
  </office:meta>
</office:document-meta>
</file>